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6808" officeooo:paragraph-rsid="00066808"/>
    </style:style>
    <style:style style:name="P2" style:family="paragraph" style:parent-style-name="Standard" style:list-style-name="L1">
      <style:text-properties officeooo:rsid="0010739d" officeooo:paragraph-rsid="00086687"/>
    </style:style>
    <style:style style:name="P3" style:family="paragraph" style:parent-style-name="Standard" style:list-style-name="L1">
      <style:text-properties officeooo:rsid="00122470" officeooo:paragraph-rsid="00086687"/>
    </style:style>
    <style:style style:name="P4" style:family="paragraph" style:parent-style-name="Standard" style:list-style-name="L1">
      <style:text-properties officeooo:paragraph-rsid="00086687"/>
    </style:style>
    <style:style style:name="P5" style:family="paragraph" style:parent-style-name="Standard" style:list-style-name="L2">
      <style:text-properties officeooo:paragraph-rsid="00086687"/>
    </style:style>
    <style:style style:name="P6" style:family="paragraph" style:parent-style-name="Standard" style:list-style-name="L1">
      <style:text-properties officeooo:rsid="00086687" officeooo:paragraph-rsid="00086687"/>
    </style:style>
    <style:style style:name="T1" style:family="text">
      <style:text-properties officeooo:rsid="000866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vel 2.7 Notes</text:p>
      <text:p text:style-name="P1">Crab and Hermitcrab</text:p>
      <text:p text:style-name="P1"/>
      <text:p text:style-name="P1">Level Description</text:p>
      <text:p text:style-name="P1"><text:tab/>We’re onto combos and so let’s combine crabs with…. More crabs. Some Octopus really likes her crab. Anyway the concept is that the hermit crabs hinder movement towards the crabs. Confusing yet? I hope not. </text:p>
      <text:p text:style-name="P1"><text:tab/><text:span text:style-name="T1">Basically it’s an escalation from the previous hermit crab level, we are using shells to create a maze like obstacle course for characters to navigate around.</text:span></text:p>
      <text:p text:style-name="P1"/>
      <text:p text:style-name="P1"><text:span text:style-name="T1">Assets</text:span></text:p>
      <text:p text:style-name="P1"/>
      <text:list xml:id="list1291356307" text:style-name="L2">
        <text:list-item>
          <text:p text:style-name="P5"><text:span text:style-name="T1">Hermit Crab (hiding) </text:span></text:p>
        </text:list-item>
      </text:list>
      <text:list xml:id="list1435163513" text:style-name="L1">
        <text:list-item>
          <text:list>
            <text:list-item>
              <text:p text:style-name="P2">This crab should start out hidden </text:p>
            </text:list-item>
            <text:list-item>
              <text:p text:style-name="P3">A visual cue showing that it’s about to come out (!)</text:p>
            </text:list-item>
            <text:list-item>
              <text:p text:style-name="P2">shell is solid while hidden</text:p>
            </text:list-item>
            <text:list-item>
              <text:p text:style-name="P2">Cannot be collected while hidden</text:p>
            </text:list-item>
            <text:list-item>
              <text:p text:style-name="P2">Should be collectible from any direction when not hidden</text:p>
            </text:list-item>
            <text:list-item>
              <text:p text:style-name="P2">Has a radius around where it detects a player (preferably spherical). If the player enters the radius and then exits the crab will come out of hiding and move around for a bit and then return to hiding. </text:p>
            </text:list-item>
            <text:list-item>
              <text:p text:style-name="P2">Player has to enter and the leave the radius for the crab to begin moving, after that crab will repeat the cycle in intervals on its own.</text:p>
              <text:p text:style-name="P2"/>
            </text:list-item>
          </text:list>
        </text:list-item>
        <text:list-item>
          <text:p text:style-name="P4"><text:span text:style-name="T1"><text:s/>Shell</text:span></text:p>
          <text:list>
            <text:list-item>
              <text:p text:style-name="P2">a game object that is solid and immovable</text:p>
            </text:list-item>
            <text:list-item>
              <text:p text:style-name="P2">Needs to be the same shell that is on the back of the hermit crabs.</text:p>
            </text:list-item>
          </text:list>
        </text:list-item>
        <text:list-item>
          <text:p text:style-name="P6">Crab</text:p>
          <text:list>
            <text:list-item>
              <text:p text:style-name="P6">Already created program (see cowardfish)</text:p>
            </text:list-item>
            <text:list-item>
              <text:p text:style-name="P6">Need Drawing for it (maybe have the eyes bug out when Octoboy gets clos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19:48:50.374000000</meta:creation-date>
    <dc:date>2017-10-21T20:10:27.767000000</dc:date>
    <meta:editing-duration>PT11M27S</meta:editing-duration>
    <meta:editing-cycles>1</meta:editing-cycles>
    <meta:generator>LibreOffice/5.3.1.2$Windows_X86_64 LibreOffice_project/e80a0e0fd1875e1696614d24c32df0f95f03deb2</meta:generator>
    <meta:document-statistic meta:table-count="0" meta:image-count="0" meta:object-count="0" meta:page-count="1" meta:paragraph-count="21" meta:word-count="233" meta:character-count="1231" meta:non-whitespace-character-count="1026"/>
  </office:meta>
</office:document-meta>
</file>